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73548"/>
    </style:style>
    <style:style style:name="P8" style:family="paragraph" style:parent-style-name="Standard">
      <style:text-properties fo:language="en" fo:country="US" officeooo:rsid="00153633" officeooo:paragraph-rsid="001b6b29"/>
    </style:style>
    <style:style style:name="P9" style:family="paragraph" style:parent-style-name="Standard">
      <style:text-properties fo:language="en" fo:country="US" officeooo:rsid="00153633" officeooo:paragraph-rsid="003b7090"/>
    </style:style>
    <style:style style:name="P10" style:family="paragraph" style:parent-style-name="Standard">
      <style:text-properties fo:language="en" fo:country="US" officeooo:rsid="00153633" officeooo:paragraph-rsid="0047c0d3"/>
    </style:style>
    <style:style style:name="P11" style:family="paragraph" style:parent-style-name="Standard">
      <style:text-properties fo:language="en" fo:country="US" officeooo:rsid="00173548" officeooo:paragraph-rsid="00173548"/>
    </style:style>
    <style:style style:name="P12" style:family="paragraph" style:parent-style-name="Standard">
      <style:text-properties fo:language="en" fo:country="US" officeooo:rsid="0018541f" officeooo:paragraph-rsid="0018541f"/>
    </style:style>
    <style:style style:name="P13" style:family="paragraph" style:parent-style-name="Standard">
      <style:text-properties fo:language="en" fo:country="US" officeooo:rsid="003b7090" officeooo:paragraph-rsid="003b7090"/>
    </style:style>
    <style:style style:name="P14" style:family="paragraph" style:parent-style-name="Standard">
      <style:text-properties fo:language="en" fo:country="US" officeooo:rsid="003dda30" officeooo:paragraph-rsid="003dda30"/>
    </style:style>
    <style:style style:name="P15" style:family="paragraph" style:parent-style-name="Standard">
      <style:text-properties fo:language="en" fo:country="US" officeooo:rsid="0047c0d3" officeooo:paragraph-rsid="003dda30"/>
    </style:style>
    <style:style style:name="P16" style:family="paragraph" style:parent-style-name="Standard" style:master-page-name="Standard">
      <style:paragraph-properties style:page-number="auto"/>
      <style:text-properties fo:language="en" fo:country="US" fo:font-weight="bold" officeooo:rsid="0049c0ef" officeooo:paragraph-rsid="0049c0ef" style:font-weight-asian="bold" style:font-weight-complex="bold"/>
    </style:style>
    <style:style style:name="P17" style:family="paragraph" style:parent-style-name="Standard">
      <style:text-properties fo:language="en" fo:country="US" officeooo:rsid="0049c0ef" officeooo:paragraph-rsid="003b7090"/>
    </style:style>
    <style:style style:name="P18" style:family="paragraph" style:parent-style-name="Standard">
      <style:text-properties fo:language="en" fo:country="US" officeooo:rsid="0049c0ef" officeooo:paragraph-rsid="0049c0ef"/>
    </style:style>
    <style:style style:name="P19" style:family="paragraph" style:parent-style-name="Standard">
      <style:text-properties fo:language="en" fo:country="US" officeooo:rsid="0049c0ef" officeooo:paragraph-rsid="004b1331"/>
    </style:style>
    <style:style style:name="T1" style:family="text">
      <style:text-properties officeooo:rsid="00173548"/>
    </style:style>
    <style:style style:name="T2" style:family="text">
      <style:text-properties officeooo:rsid="0018541f"/>
    </style:style>
    <style:style style:name="T3" style:family="text">
      <style:text-properties officeooo:rsid="001b6b29"/>
    </style:style>
    <style:style style:name="T4" style:family="text">
      <style:text-properties officeooo:rsid="00254399"/>
    </style:style>
    <style:style style:name="T5" style:family="text">
      <style:text-properties officeooo:rsid="0029722d"/>
    </style:style>
    <style:style style:name="T6" style:family="text">
      <style:text-properties officeooo:rsid="002e647c"/>
    </style:style>
    <style:style style:name="T7" style:family="text">
      <style:text-properties officeooo:rsid="0031ae83"/>
    </style:style>
    <style:style style:name="T8" style:family="text">
      <style:text-properties officeooo:rsid="0037a382"/>
    </style:style>
    <style:style style:name="T9" style:family="text">
      <style:text-properties officeooo:rsid="003a7aff"/>
    </style:style>
    <style:style style:name="T10" style:family="text">
      <style:text-properties officeooo:rsid="003d3a6b"/>
    </style:style>
    <style:style style:name="T11" style:family="text">
      <style:text-properties officeooo:rsid="0047c0d3"/>
    </style:style>
    <style:style style:name="T12" style:family="text">
      <style:text-properties officeooo:rsid="0049c0ef"/>
    </style:style>
    <style:style style:name="T13" style:family="text">
      <style:text-properties officeooo:rsid="004b13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ourier Transform theorems</text:p>
      <text:p text:style-name="P4">[text for <text:span text:style-name="T12">Fourier-theorems</text:span><text:span text:style-name="T9">-</text:span><text:span text:style-name="T12">1</text:span>.odp]</text:p>
      <text:p text:style-name="P3"/>
      <text:p text:style-name="P5">Welcome <text:span text:style-name="T8">again</text:span> <text:span text:style-name="T7">to the </text:span><text:span text:style-name="T2">Audio Signal Processing for Music Applications course</text:span>!!</text:p>
      <text:p text:style-name="P1"/>
      <text:p text:style-name="P2">1.</text:p>
      <text:p text:style-name="P17">In the last two lectures we talk<text:span text:style-name="T13">ed</text:span> about the Discrete Fourier Transform. In the next two we will <text:span text:style-name="T13">continue going over the DFT but now by discussing</text:span> the most important theorems and properties <text:span text:style-name="T13">that apply to it and that are relevant for our course</text:span>. </text:p>
      <text:p text:style-name="P9"/>
      <text:p text:style-name="P13">2.</text:p>
      <text:p text:style-name="P17">In this lecture we will go over 4 theorems of the Fourier Transform: linearity, shift, evenness, and convolution. </text:p>
      <text:p text:style-name="P13"/>
      <text:p text:style-name="P14">3.</text:p>
      <text:p text:style-name="P18">In mathematics we say that a function is linear when it satisfies what is call the superposition principle. The Fourier Transform satisfies this principle.</text:p>
      <text:p text:style-name="P18"/>
      <text:p text:style-name="P18">...</text:p>
      <text:p text:style-name="P18"/>
      <text:p text:style-name="P18">4.</text:p>
      <text:p text:style-name="P18">Lets show an example.</text:p>
      <text:p text:style-name="P18"/>
      <text:p text:style-name="P18">...</text:p>
      <text:p text:style-name="P18"/>
      <text:p text:style-name="P18">5.</text:p>
      <text:p text:style-name="P19"><text:span text:style-name="T13">Another important theorem is the one call the Shift Theorem, in which we say that if we shift one signal, in its transform pair this shift corresponds to the multiplication by a complex exponential.</text:span></text:p>
      <text:p text:style-name="P19"><text:span text:style-name="T13"/></text:p>
      <text:p text:style-name="P19"><text:span text:style-name="T13">…..</text:span></text:p>
      <text:p text:style-name="P19"><text:s/></text:p>
      <text:p text:style-name="P19"><text:span text:style-name="T13">6.</text:span></text:p>
      <text:p text:style-name="P19"><text:span text:style-name="T13">This is an example</text:span></text:p>
      <text:p text:style-name="P19"><text:span text:style-name="T13"/></text:p>
      <text:p text:style-name="P19"><text:span text:style-name="T13">….</text:span></text:p>
      <text:p text:style-name="P19"><text:span text:style-name="T13"/></text:p>
      <text:p text:style-name="P19"><text:span text:style-name="T13">7.</text:span></text:p>
      <text:p text:style-name="P19"><text:span text:style-name="T13">The Evenness Theorem says that if one signal is real, its transform pair is an even function.</text:span></text:p>
      <text:p text:style-name="P19"><text:span text:style-name="T13"/></text:p>
      <text:p text:style-name="P19"><text:span text:style-name="T13">…..</text:span></text:p>
      <text:p text:style-name="P19"><text:span text:style-name="T13"/></text:p>
      <text:p text:style-name="P19"><text:span text:style-name="T13">8.</text:span></text:p>
      <text:p text:style-name="P19"><text:span text:style-name="T13">All sounds are real signals, like this fragment of a voice.</text:span></text:p>
      <text:p text:style-name="P19"><text:span text:style-name="T13"/></text:p>
      <text:p text:style-name="P19"><text:span text:style-name="T13">…...</text:span></text:p>
      <text:p text:style-name="P19"><text:span text:style-name="T13"/></text:p>
      <text:p text:style-name="P19"><text:span text:style-name="T13">9.</text:span></text:p>
      <text:p text:style-name="P19"><text:span text:style-name="T13">The Convolution Theorem is a fundamental a very useful one. It says that if we convolve two signals, in the transform domain it corresponds to the multiplication of the transform of the two signals.</text:span></text:p>
      <text:p text:style-name="P19"><text:span text:style-name="T13"/></text:p>
      <text:p text:style-name="P19"><text:span text:style-name="T13">10.</text:span></text:p>
      <text:p text:style-name="P19"><text:soft-page-break/><text:span text:style-name="T13">Convolution is a basic operation used for filtering.</text:span></text:p>
      <text:p text:style-name="P19"><text:span text:style-name="T13"/></text:p>
      <text:p text:style-name="P19"><text:span text:style-name="T13">….</text:span></text:p>
      <text:p text:style-name="P19"><text:span text:style-name="T13"/></text:p>
      <text:p text:style-name="P19"><text:span text:style-name="T13">11.</text:span></text:p>
      <text:p text:style-name="P19"><text:span text:style-name="T13">All theorems apply in both directions.</text:span></text:p>
      <text:p text:style-name="P19"><text:span text:style-name="T13"/></text:p>
      <text:p text:style-name="P19"><text:span text:style-name="T13">…...</text:span></text:p>
      <text:p text:style-name="P15"/>
      <text:p text:style-name="P10"><text:span text:style-name="T11">12</text:span>.</text:p>
      <text:p text:style-name="P7"><text:span text:style-name="T1">Most of the references </text:span><text:span text:style-name="T2">I used</text:span><text:span text:style-name="T1"> </text:span><text:span text:style-name="T10">to prepare this lecture </text:span><text:span text:style-name="T1">come</text:span><text:span text:style-name="T3"> </text:span><text:span text:style-name="T4">from </text:span><text:span text:style-name="T3">the </text:span><text:span text:style-name="T4">website of</text:span><text:span text:style-name="T3"> Julius Smith </text:span><text:span text:style-name="T6">on the Mathematics of the Discrete Fourier Transform</text:span><text:span text:style-name="T3">.</text:span></text:p>
      <text:p text:style-name="P11"/>
      <text:p text:style-name="P11"/>
      <text:p text:style-name="P12">---------------</text:p>
      <text:p text:style-name="P6"/>
      <text:p text:style-name="P8">This is all for this<text:span text:style-name="T1"> </text:span>class. We <text:span text:style-name="T1">have </text:span></text:p>
      <text:p text:style-name="P8"/>
      <text:p text:style-name="P8"/>
      <text:p text:style-name="P11">Thanks for you<text:span text:style-name="T5">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11T13:09:07</dc:date>
    <dc:creator>xavier serra</dc:creator>
    <meta:editing-duration>PT18H31M56S</meta:editing-duration>
    <meta:editing-cycles>33</meta:editing-cycles>
    <meta:generator>LibreOffice/4.0.6.2$MacOSX_x86 LibreOffice_project/2e2573268451a50806fcd60ae2d9fe01dd0ce24</meta:generator>
    <meta:document-statistic meta:table-count="0" meta:image-count="0" meta:object-count="0" meta:page-count="2" meta:paragraph-count="39" meta:word-count="279" meta:character-count="1601" meta:non-whitespace-character-count="1356"/>
  </office:meta>
</office:document-meta>
</file>